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271" officeooo:paragraph-rsid="000cf271"/>
    </style:style>
    <style:style style:name="P2" style:family="paragraph" style:parent-style-name="Standard">
      <style:text-properties officeooo:rsid="000de901" officeooo:paragraph-rsid="000de901"/>
    </style:style>
    <style:style style:name="P3" style:family="paragraph" style:parent-style-name="Standard">
      <style:text-properties officeooo:rsid="000de901" officeooo:paragraph-rsid="000de901"/>
    </style:style>
    <style:style style:name="T1" style:family="text">
      <style:text-properties officeooo:rsid="000de9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anie z HIS Bartłomiej Mamica.</text:p>
      <text:p text:style-name="P1">Zad 1. </text:p>
      <text:p text:style-name="P1">a) Tadeusz Mazowiecki</text:p>
      <text:p text:style-name="P1">b) Jerzy Popieuszko</text:p>
      <text:p text:style-name="P1">c) Ryszard Kukliński</text:p>
      <text:p text:style-name="P1">d) <text:span text:style-name="T1">Andrzej Gwiazda</text:span></text:p>
      <text:p text:style-name="P2">e) Anna Waletynowicz </text:p>
      <text:p text:style-name="P2">Zad 2. </text:p>
      <text:p text:style-name="P2">a) Fałsz </text:p>
      <text:p text:style-name="P2">b) Prawda</text:p>
      <text:p text:style-name="P2">c) Prawda</text:p>
      <text:p text:style-name="P2">d) Prawda</text:p>
      <text:p text:style-name="P2">e) Fałsz </text:p>
      <text:p text:style-name="P2">Zad 3. </text:p>
      <text:p text:style-name="P2">b, e, a, c, d, f</text:p>
      <text:p text:style-name="P2">8 Rządy gierka zad 1: wzrost zadłużenia, budowa portu północnego w Gdyni, wzrost produkcji towarów na zachodnich licencjach, budowa bloków z wielkiej płyty ZAD 2 Stan wprowadzony w 1975 przedstawia mapa numer 3, Liczba województw zwiększyła się do 49, polskę podzielono na gminy i województwa, ZAD 3 KOR- komitet obrony pracowników, JAcek kuroń, ROBCiO- ruch obrony praw człowieka i obywatela andzej czuma, KPN konfederacja polski niepodległej- leszek moczuslki, WZZ wolne związki zawodowe- Andrzej gwiazda, RMP- ruch młodej polski Alekssander Hall,</text:p>
      <text:p text:style-name="P2">ZAD 4 słowa te powiedział gierek w 1970 roku podczas krwawego wybrzeża, Podzielił społeczeństwo na my i wy chodziło mu o to że jest partia i pracownicy, Celem wypowiedzi było to aby robotnicy strajkujący w stoczni zaprzestali tech strajków i wrócili do pracy ZAD 5 1F 2P 3P 4F 5F ZAD 3 Prawa i wolności obywatelskie 1 2 3 4 5 14 Postulaty ekonomiczne 9 10 11 16 17 Dzisiaj elementem sporu są punkty 14 9 a trwale przyjęte zostały 1 2 3 10 16 17 </text:p>
      <text:p text:style-name="P2">REWOLUCJA PRZEMYSŁOWA ZAD 1 industralizacja to inaczej uprzemysłowienie ZAD 2 Samuel Morse telegraf Samuel Colt- rewolwer Isaac Singer maszyna do szycia Nicolas cugnot pierwsza pojazd parowy George stephenson lokomotywa</text:p>
      <text:p text:style-name="P2">ZAD 3 ilustracje przedstawiają burżuazje i proletariat Skutkami industralizacji były wielkie nierówności społeczne i wykorzystywanie pracowników idzieci do pracy w nieludzkich warunkach za niezwykle małe wynagrodzenie 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5:07:56.286599927</meta:creation-date>
    <dc:date>2024-10-05T09:16:47.724194514</dc:date>
    <meta:editing-duration>PT42M48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1" meta:paragraph-count="19" meta:word-count="263" meta:character-count="1644" meta:non-whitespace-character-count="1392"/>
  </office:meta>
</office:document-meta>
</file>